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36cm" fo:margin-left="0cm" fo:margin-top="0cm" fo:margin-bottom="0cm" table:align="left" style:writing-mode="lr-tb"/>
    </style:style>
    <style:style style:name="Table1.A" style:family="table-column">
      <style:table-column-properties style:column-width="15.836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none">
        <style:background-image/>
      </style:table-cell-properties>
    </style:style>
    <style:style style:name="Table2" style:family="table">
      <style:table-properties style:width="15.836cm" fo:margin-left="0cm" fo:margin-top="0cm" fo:margin-bottom="0cm" table:align="left" style:writing-mode="lr-tb"/>
    </style:style>
    <style:style style:name="Table2.A" style:family="table-column">
      <style:table-column-properties style:column-width="15.836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middle" fo:background-color="#cccccc" fo:padding-left="0.123cm" fo:padding-right="0.123cm" fo:padding-top="0cm" fo:padding-bottom="0cm" fo:border="none">
        <style:background-image/>
      </style:table-cell-properties>
    </style:style>
    <style:style style:name="Table3" style:family="table">
      <style:table-properties style:width="15.836cm" fo:margin-left="0cm" fo:margin-top="0cm" fo:margin-bottom="0cm" table:align="left" style:writing-mode="lr-tb"/>
    </style:style>
    <style:style style:name="Table3.A" style:family="table-column">
      <style:table-column-properties style:column-width="15.836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style:vertical-align="middle" fo:background-color="#cccccc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1" fo:font-size="12pt" officeooo:rsid="00134eed" officeooo:paragraph-rsid="00134eed" style:font-size-asian="12pt" style:font-size-complex="12pt"/>
    </style:style>
    <style:style style:name="P2" style:family="paragraph" style:parent-style-name="Heading_20_1">
      <style:paragraph-properties fo:orphans="0" fo:widows="0"/>
      <style:text-properties style:font-name="Arial1" fo:font-size="12pt" officeooo:paragraph-rsid="00146df8" style:font-size-asian="12pt" style:font-size-complex="12pt"/>
    </style:style>
    <style:style style:name="P3" style:family="paragraph" style:parent-style-name="Heading_20_1">
      <style:paragraph-properties fo:orphans="0" fo:widows="0"/>
      <style:text-properties style:font-name="Arial1" fo:font-size="12pt" officeooo:paragraph-rsid="00161083" style:font-size-asian="12pt" style:font-size-complex="12pt"/>
    </style:style>
    <style:style style:name="P4" style:family="paragraph" style:parent-style-name="Standard">
      <style:text-properties style:font-name="Arial1" officeooo:rsid="00146df8" officeooo:paragraph-rsid="00161083"/>
    </style:style>
    <style:style style:name="P5" style:family="paragraph" style:parent-style-name="Standard">
      <style:text-properties officeooo:paragraph-rsid="00146df8"/>
    </style:style>
    <style:style style:name="P6" style:family="paragraph" style:parent-style-name="Standard">
      <style:text-properties officeooo:paragraph-rsid="00161083"/>
    </style:style>
    <style:style style:name="P7" style:family="paragraph" style:parent-style-name="Standard">
      <style:text-properties fo:font-weight="bold" officeooo:rsid="00161083" officeooo:paragraph-rsid="00161083" style:font-weight-asian="bold" style:font-weight-complex="bold"/>
    </style:style>
    <style:style style:name="P8" style:family="paragraph" style:parent-style-name="Subtitle">
      <style:paragraph-properties fo:text-align="end" style:justify-single-word="false"/>
      <style:text-properties style:font-name="Arial1" fo:font-size="12pt" fo:font-weight="bold" officeooo:rsid="00134eed" officeooo:paragraph-rsid="00134eed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rsid="00134eed" officeooo:paragraph-rsid="00134eed"/>
    </style:style>
    <style:style style:name="P10" style:family="paragraph" style:parent-style-name="Text_20_body">
      <style:paragraph-properties fo:text-align="end" style:justify-single-word="false"/>
      <style:text-properties style:font-name="Arial1" officeooo:rsid="00134eed" officeooo:paragraph-rsid="00134eed"/>
    </style:style>
    <style:style style:name="P11" style:family="paragraph" style:parent-style-name="Text_20_body">
      <style:paragraph-properties fo:text-align="end" style:justify-single-word="false"/>
      <style:text-properties style:font-name="Arial1" fo:font-size="12pt" officeooo:rsid="00134eed" officeooo:paragraph-rsid="00134eed" style:font-size-asian="12pt" style:font-size-complex="12pt"/>
    </style:style>
    <style:style style:name="P12" style:family="paragraph" style:parent-style-name="Text_20_body">
      <style:text-properties officeooo:paragraph-rsid="00146df8"/>
    </style:style>
    <style:style style:name="P13" style:family="paragraph" style:parent-style-name="Text_20_body">
      <style:text-properties officeooo:rsid="00146df8" officeooo:paragraph-rsid="00146df8"/>
    </style:style>
    <style:style style:name="P14" style:family="paragraph" style:parent-style-name="Title">
      <style:text-properties officeooo:rsid="00134eed" officeooo:paragraph-rsid="00134eed"/>
    </style:style>
    <style:style style:name="P15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1" fo:font-size="12pt" fo:font-style="italic" fo:font-weight="bold" officeooo:paragraph-rsid="00134eed" style:font-size-asian="12pt" style:font-style-asian="italic" style:font-weight-asian="bold" style:font-size-complex="12pt" style:font-weight-complex="bold"/>
    </style:style>
    <style:style style:name="P16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1" fo:font-size="12pt" fo:font-style="italic" officeooo:paragraph-rsid="00134eed" style:font-size-asian="12pt" style:font-style-asian="italic" style:font-size-complex="12pt"/>
    </style:style>
    <style:style style:name="P17" style:family="paragraph" style:parent-style-name="Header">
      <style:paragraph-properties fo:margin-left="0.635cm" fo:margin-right="0cm" fo:line-height="200%" fo:text-align="end" style:justify-single-word="false" fo:text-indent="0.614cm" style:auto-text-indent="false">
        <style:tab-stops/>
      </style:paragraph-properties>
      <style:text-properties style:font-name="Arial1" fo:font-size="12pt" fo:language="pt" fo:country="BR" fo:font-style="italic" officeooo:rsid="00134eed" officeooo:paragraph-rsid="00146df8" style:font-size-asian="12pt" style:font-style-asian="italic" style:font-size-complex="12pt"/>
    </style:style>
    <style:style style:name="P18" style:family="paragraph" style:parent-style-name="Text_20_body">
      <style:paragraph-properties fo:text-align="end" style:justify-single-word="false"/>
      <style:text-properties style:font-name="Arial1" fo:font-size="12pt" fo:language="pt" fo:country="BR" officeooo:rsid="00134eed" officeooo:paragraph-rsid="00134eed" style:font-size-asian="12pt" style:font-size-complex="12pt"/>
    </style:style>
    <style:style style:name="P19" style:family="paragraph" style:parent-style-name="Heading_20_1">
      <style:paragraph-properties fo:orphans="0" fo:widows="0"/>
      <style:text-properties style:font-name="Cambria" fo:font-size="10pt" officeooo:paragraph-rsid="001c7ae3" style:font-size-asian="10pt" style:font-size-complex="10pt"/>
    </style:style>
    <style:style style:name="P20" style:family="paragraph" style:parent-style-name="Standard">
      <style:text-properties fo:font-weight="normal" officeooo:rsid="00161083" officeooo:paragraph-rsid="00161083" style:font-weight-asian="normal" style:font-weight-complex="normal"/>
    </style:style>
    <style:style style:name="P21" style:family="paragraph" style:parent-style-name="Standard">
      <style:text-properties fo:font-weight="normal" officeooo:rsid="00173592" officeooo:paragraph-rsid="00173592" style:font-weight-asian="normal" style:font-weight-complex="normal"/>
    </style:style>
    <style:style style:name="P22" style:family="paragraph" style:parent-style-name="Standard">
      <style:text-properties fo:font-weight="normal" officeooo:rsid="00183f9d" officeooo:paragraph-rsid="00183f9d" style:font-weight-asian="normal" style:font-weight-complex="normal"/>
    </style:style>
    <style:style style:name="P23" style:family="paragraph" style:parent-style-name="Standard">
      <style:text-properties fo:font-weight="normal" officeooo:rsid="001a26f6" officeooo:paragraph-rsid="001a26f6" style:font-weight-asian="normal" style:font-weight-complex="normal"/>
    </style:style>
    <style:style style:name="P24" style:family="paragraph" style:parent-style-name="Standard">
      <style:text-properties fo:font-weight="normal" officeooo:rsid="001b17d5" officeooo:paragraph-rsid="001b17d5" style:font-weight-asian="normal" style:font-weight-complex="normal"/>
    </style:style>
    <style:style style:name="P25" style:family="paragraph" style:parent-style-name="Standard">
      <style:text-properties fo:font-weight="normal" officeooo:rsid="001c7ae3" officeooo:paragraph-rsid="001c7ae3" style:font-weight-asian="normal" style:font-weight-complex="normal"/>
    </style:style>
    <style:style style:name="P26" style:family="paragraph" style:parent-style-name="Standard">
      <style:text-properties fo:font-weight="bold" officeooo:rsid="00183f9d" officeooo:paragraph-rsid="00183f9d" style:font-weight-asian="bold" style:font-weight-complex="bold"/>
    </style:style>
    <style:style style:name="P27" style:family="paragraph" style:parent-style-name="Standard">
      <style:text-properties fo:font-weight="bold" officeooo:rsid="001b17d5" officeooo:paragraph-rsid="001b17d5" style:font-weight-asian="bold" style:font-weight-complex="bold"/>
    </style:style>
    <style:style style:name="P28" style:family="paragraph" style:parent-style-name="Standard">
      <style:text-properties officeooo:paragraph-rsid="001c7ae3"/>
    </style:style>
    <style:style style:name="T1" style:family="text">
      <style:text-properties style:font-name="Arial1" officeooo:rsid="00146df8"/>
    </style:style>
    <style:style style:name="T2" style:family="text">
      <style:text-properties style:font-name="Arial1" fo:font-style="italic" officeooo:rsid="00146df8" style:font-style-asian="italic" style:font-style-complex="italic"/>
    </style:style>
    <style:style style:name="T3" style:family="text">
      <style:text-properties fo:font-size="12pt" fo:language="pt" fo:country="BR" fo:font-style="italic" style:font-size-asian="12pt" style:font-style-asian="italic" style:font-size-complex="12pt" style:font-style-complex="italic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language="pt" fo:country="BR" fo:font-style="italic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0000" loext:opacity="100%" style:font-name="Arial" fo:letter-spacing="normal"/>
    </style:style>
    <style:style style:name="T9" style:family="text">
      <style:text-properties fo:color="#000000" loext:opacity="100%" style:font-name="Arial" fo:letter-spacing="normal" officeooo:rsid="00146df8"/>
    </style:style>
    <style:style style:name="T10" style:family="text">
      <style:text-properties fo:color="#000000" loext:opacity="100%" style:font-name="Arial" fo:letter-spacing="normal" fo:font-style="italic" officeooo:rsid="00146df8" style:font-style-asian="italic" style:font-style-complex="italic"/>
    </style:style>
    <style:style style:name="T11" style:family="text">
      <style:text-properties fo:color="#000000" loext:opacity="100%" style:font-name="Arial" fo:letter-spacing="normal" fo:font-style="normal" style:font-style-asian="normal" style:font-style-complex="normal"/>
    </style:style>
    <style:style style:name="T12" style:family="text">
      <style:text-properties fo:color="#000000" loext:opacity="100%" style:font-name="Arial" fo:letter-spacing="normal" fo:font-style="normal" officeooo:rsid="00146df8" style:font-style-asian="normal" style:font-style-complex="normal"/>
    </style:style>
    <style:style style:name="T13" style:family="text">
      <style:text-properties fo:color="#000000" loext:opacity="100%" style:font-name="Arial" fo:letter-spacing="normal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style:font-name="Arial" fo:letter-spacing="normal" fo:font-style="normal" fo:font-weight="normal" officeooo:rsid="00147433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91a99"/>
    </style:style>
    <style:style style:name="T18" style:family="text">
      <style:text-properties officeooo:rsid="001c7a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Sistema de recomendação de músicas baseado na correlação entre áudios e arquivos digitais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Itanú V. Romero Martinez</text:p>
      <text:p text:style-name="P11"><text:span text:style-name="T6">Telefone: </text:span>(11) 945425289</text:p>
      <text:p text:style-name="P10"><text:span text:style-name="T3">e-mail:</text:span><text:span text:style-name="T4"> </text:span><text:a xlink:type="simple" xlink:href="mailto:itanu.romero@aluno.ifsp.edu.br" text:style-name="Internet_20_link" text:visited-style-name="Visited_20_Internet_20_Link">itanu.romero@aluno.ifsp.edu.br</text:a></text:p>
      <text:p text:style-name="P18"/>
      <text:p text:style-name="P8">Professor Dr. Luciano B. De Paula</text:p>
      <text:p text:style-name="P11"><text:span text:style-name="T6">Telefone: </text:span>(11) 958137855</text:p>
      <text:p text:style-name="P10"><text:span text:style-name="T3">e-mail:</text:span><text:span text:style-name="T4"> </text:span><text:a xlink:type="simple" xlink:href="mailto:lbernardes@ifsp.edu.br" text:style-name="Internet_20_link" text:visited-style-name="Visited_20_Internet_20_Link">lbernardes@ifsp.edu.br</text:a></text:p>
      <text:p text:style-name="P18"/>
      <text:p text:style-name="P15">Instituto Federal de Educação, Ciência e Tecnologia de São Paulo-IFSP</text:p>
      <text:p text:style-name="P16">Rua Pedro Vicente, 625 – Canindé – São Paulo-SP</text:p>
      <text:p text:style-name="P16">CEP: 01109-010</text:p>
      <text:p text:style-name="P16">Telefone: 11-3775-4570</text:p>
      <text:p text:style-name="P1"><text:span text:style-name="T5">e-mail: </text:span><text:a xlink:type="simple" xlink:href="mailto:prp@ifsp.edu.br" text:style-name="Internet_20_link" text:visited-style-name="Visited_20_Internet_20_Link">prp@ifsp.edu.br</text:a></text:p>
      <text:p text:style-name="P17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2" text:outline-level="1">RESUMO</text:h>
          </table:table-cell>
        </table:table-row>
      </table:table>
      <text:p text:style-name="P5"/>
      <text:p text:style-name="P12"><text:span text:style-name="T1">O projeto de pesquisa busca formas alternativas de se produzir sistemas de recomendação de músicas, os quais em sua maioria utilizam de informações abstratas como </text:span><text:span text:style-name="T2">tags</text:span><text:span text:style-name="T1"> (marcações que indicam características).</text:span><text:span text:style-name="T8"> No caso das músicas digitais, o seu gênero, artista e outros metadados são considerados ao processar uma recomendação ao usuário. </text:span><text:span text:style-name="T9">São poucos os serviços de </text:span><text:span text:style-name="T10">streaming </text:span><text:span text:style-name="T12">que oferecem recomendações baseadas no dado puro, sem o uso de tags que podem trazer vieses para os resultados, já que é muito difícil declarar um gênero específico para cada música criada. </text:span></text:p>
      <text:p text:style-name="P13"><text:span text:style-name="T12">C</text:span><text:span text:style-name="T11">om a utilização de um cálculo chamado de </text:span><text:span text:style-name="T13">Código de Hamming</text:span><text:span text:style-name="T14">, o qual realiza uma comparação bit a bit (menor parte de cada arquivo) </text:span><text:span text:style-name="T15">foram feitos testes para verificar a semelhança de cada arquivo de forma pura através de seu código binário.</text:span>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" text:outline-level="1">APRESENTAÇÃO (INTRODUÇÃO, JUSTIFICATIVA E OBJETIVOS)</text:h>
          </table:table-cell>
        </table:table-row>
      </table:table>
      <text:p text:style-name="P6"/>
      <text:p text:style-name="P7">Introdução<text:span text:style-name="T16">.</text:span></text:p>
      <text:p text:style-name="P20"/>
      <text:p text:style-name="P7"><text:span text:style-name="T16">Hoje em dia a forma mais simples e dentro da legalidade de se escutar música é através de sistemas de </text:span><text:span text:style-name="T7">streaming</text:span><text:span text:style-name="T16"> como </text:span><text:span text:style-name="T7">Spotify, Palco MP3, Deezer</text:span><text:span text:style-name="T16">, entre outros. Esses serviços apresentam algoritmos de recomendação extremamente úteis porém em sua maioria utilizando marcações e metadados, como seu gênero e artista, enquanto a análise do dado em si, como o código o qual forma o arquivo da música é muito pouco utilizado.</text:span></text:p>
      <text:p text:style-name="P20"/>
      <text:p text:style-name="P20">Com um sistema de análise binária em linguagem de máquina seria possível produzir um sistema mais prático e direto, não precisando de informações além da música em si, podendo ser mais preciso que os demais sistemas, por não possuir um viés e muito menos contar com a opinião de algum indivíduo para categorizar certa música em um gênero específico.</text:p>
      <text:p text:style-name="P21"/>
      <text:p text:style-name="P21">A partir dos estudos anteriores do Prof. Dr. Luciano Bernardes de Paula, o qual trata de forma breve sobre o algoritmo de comparação de dados binários, chamado de Código de Hamming, surgiu a ideia de comparar dados binários de uma música com outra e a partir disso retirar uma média de similaridade, dessa forma analisando qual arquivo é mais diferente ou mais parecido a outro baseado diretamente com os seus dados brutos.</text:p>
      <text:p text:style-name="P21"/>
      <text:p text:style-name="P22">O estudo foi dividido em certas partes, as quais são:</text:p>
      <text:p text:style-name="P22">- Análise dos arquivos de áudio utilizado hoje em dia.</text:p>
      <text:p text:style-name="P22">- Busca de um Banco de músicas gratuito para fazer o donwload de músicas.</text:p>
      <text:p text:style-name="P22">- Testes.</text:p>
      <text:p text:style-name="P22">- Análise de resultados.</text:p>
      <text:p text:style-name="P22">- Conclusões finais.</text:p>
      <text:p text:style-name="P22">Sendo que todos serão decorridos de forma completa no decorrer deste documento.</text:p>
      <text:p text:style-name="P26"/>
      <text:p text:style-name="P26">Justificativa.</text:p>
      <text:p text:style-name="P22"/>
      <text:p text:style-name="P22">A ciência de dados e áreas similares vem crescendo muito nos últimos tempos, afinal, se um serviço de streaming entrega um produto mais prazeroso ou de forma mais prática, agrada mais ao usuário, <text:soft-page-break/>e com isso consequentemente mais usuários utilizarão a plataforma. E a experiência do usuário é <text:span text:style-name="T17">muito influenciada por métodos de recomendação, em grande parte desenvolvidas por estes cientistas de dados, utilizando diversas técnicas.</text:span></text:p>
      <text:p text:style-name="P22"/>
      <text:p text:style-name="P23">Como este é um serviço muito bem valorizado, e caso funcione corretamente pode transformar o modo de indicar músicas no mundo, criando uma nova vertente de estudos e técnicas.</text:p>
      <text:p text:style-name="P23"/>
      <text:p text:style-name="P27">Objetivos.</text:p>
      <text:p text:style-name="P27"/>
      <text:p text:style-name="P24">O projeto de estudo busca identificar formas de se recomendar músicas através de seu código binário (conteúdo do arquivo digital). Comparando 2 ou mais músicas e descobrindo a semelhança entre suas informações brutas, utilizando como base de análise o código de Hamming, o qual destaca os valores iguais e diferentes de cada comparação por meio da operação lógica “Ou Exclusivo (XOR)”</text:p>
      <text:p text:style-name="P24"/>
      <text:p text:style-name="P24">Serão testadas as hipóteses:</text:p>
      <text:p text:style-name="P24">- É possível realizar uma comparação bit a bit entre dois arquivos e retirar deles um percentual de semelhança.</text:p>
      <text:p text:style-name="P24">- O percentual de semelhança reflete quanto uma música é semelhante a outra para o sentir humano.</text:p>
      <text:p text:style-name="P24">- Esse tipo de abordagem é segura e pode ser utilizada em larga escala, consumindo menos recursos e tempo.</text:p>
      <text:p text:style-name="P24">- <text:span text:style-name="T18">Em listas de músicas, aquelas que são mais parecidas possuem um grau de semelhança maior.</text:span></text:p>
      <text:p text:style-name="P24">- <text:span text:style-name="T18">O percentual de semelhança entre duas músicas iguais é de 100%.</text:span></text:p>
      <text:p text:style-name="P24"/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9" text:outline-level="1">DESENVOLVIMENTO (METODOLOGIA E ANÁLISE)</text:h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Mangal1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Mangal1" fo:font-family="Mang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7:05:22.779000000</meta:creation-date>
    <dc:date>2020-12-28T16:05:00.164000000</dc:date>
    <meta:editing-duration>PT54M38S</meta:editing-duration>
    <meta:editing-cycles>6</meta:editing-cycles>
    <meta:generator>LibreOffice/7.0.1.2$Windows_X86_64 LibreOffice_project/7cbcfc562f6eb6708b5ff7d7397325de9e764452</meta:generator>
    <meta:document-statistic meta:table-count="3" meta:image-count="0" meta:object-count="0" meta:page-count="3" meta:paragraph-count="39" meta:word-count="698" meta:character-count="4362" meta:non-whitespace-character-count="3700"/>
  </office:meta>
</office:document-meta>
</file>